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4118in" svg:height="3.7846in" svg:x="0in" svg:y="0.9839in">
            <draw:object draw:notify-on-update-of-ranges="Sheet1.B1:Sheet1.B1 Sheet1.B2:Sheet1.B5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_p (mm)</text:p>
          </table:table-cell>
          <table:table-cell office:value-type="string" calcext:value-type="string">
            <text:p>a_s (mm)</text:p>
          </table:table-cell>
          <table:table-cell office:value-type="string" calcext:value-type="string">
            <text:p>t_s (mm)</text:p>
          </table:table-cell>
          <table:table-cell table:style-name="Default" office:value-type="string" calcext:value-type="string">
            <text:p>vol_s (mm^3)</text:p>
          </table:table-cell>
          <table:table-cell office:value-type="string" calcext:value-type="string">
            <text:p>T_s/E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table:formula="of:=PI()*(([.A2]+[.B2])^2-[.A2]^2)*[.C2]" office:value-type="float" office:value="1.53812376319756" calcext:value-type="float">
            <text:p>1.54</text:p>
          </table:table-cell>
          <table:table-cell office:value-type="float" office:value="13.03" calcext:value-type="float">
            <text:p>13.03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table:formula="of:=PI()*(([.A3]+[.B3])^2-[.A3]^2)*[.C3]" office:value-type="float" office:value="2.80387144332889" calcext:value-type="float">
            <text:p>2.80</text:p>
          </table:table-cell>
          <table:table-cell office:value-type="float" office:value="7.26" calcext:value-type="float">
            <text:p>7.26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formula="of:=PI()*(([.A4]+[.B4])^2-[.A4]^2)*[.C4]" office:value-type="float" office:value="4.16575185866007" calcext:value-type="float">
            <text:p>4.17</text:p>
          </table:table-cell>
          <table:table-cell office:value-type="float" office:value="5.77" calcext:value-type="float">
            <text:p>5.77</text:p>
          </table:table-cell>
          <table:table-cell office:value-type="float" office:value="5.86" calcext:value-type="float">
            <text:p>5.86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 table:formula="of:=PI()*(([.A5]+[.B5])^2-[.A5]^2)*[.C5]" office:value-type="float" office:value="5.62376500919109" calcext:value-type="float">
            <text:p>5.62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1:24:47.103110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bak Safa</meta:initial-creator>
    <meta:creation-date>2021-07-21T16:21:14.909887293</meta:creation-date>
    <dc:date>2021-07-23T12:28:07.114133123</dc:date>
    <dc:creator>Babak Safa</dc:creator>
    <meta:editing-duration>PT1H2M25S</meta:editing-duration>
    <meta:editing-cycles>6</meta:editing-cycles>
    <meta:generator>LibreOffice/7.1.4.2$Linux_X86_64 LibreOffice_project/10$Build-2</meta:generator>
    <meta:document-statistic meta:table-count="1" meta:cell-count="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07cm" svg:height="9.614cm" xlink:href=".." xlink:type="simple" chart:class="chart:scatter" chart:style-name="ch1">
        <chart:plot-area chart:style-name="ch2" table:cell-range-address="Sheet1.B1:Sheet1.B5 Sheet1.E2:Sheet1.E5" chart:data-source-has-labels="column" svg:x="1.235cm" svg:y="0.192cm" svg:width="9.748cm" svg:height="8.249cm">
          <chart:coordinate-region svg:x="1.671cm" svg:y="0.392cm" svg:width="9.033cm" svg:height="7.402cm"/>
          <chart:axis chart:dimension="x" chart:name="primary-x" chart:style-name="ch3" chartooo:axis-type="auto">
            <chart:title svg:x="5.377cm" svg:y="8.633cm" chart:style-name="ch4">
              <text:p>a_s (mm)</text:p>
            </chart:title>
            <chart:categories table:cell-range-address="Sheet1.B1:Sheet1.B1"/>
          </chart:axis>
          <chart:axis chart:dimension="y" chart:name="primary-y" chart:style-name="ch5">
            <chart:title svg:x="0.451cm" svg:y="4.783cm" chart:style-name="ch6">
              <text:p>T_s/E</text:p>
            </chart:title>
            <chart:grid chart:style-name="ch7" chart:class="major"/>
          </chart:axis>
          <chart:series chart:style-name="ch8" chart:values-cell-range-address="Sheet1.E2:Sheet1.E5" chart:class="chart:scatter">
            <chart:domain table:cell-range-address="Sheet1.B2:Sheet1.B5"/>
            <chart:regression-curve chart:style-name="ch9">
              <chart:equation chart:display-equation="true" chart:display-r-square="true" svg:x="4.374cm" svg:y="0.48cm" chart:style-name="ch10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_s (mm)</text:p>
                <draw:g>
                  <svg:desc>Sheet1.B1:Sheet1.B1</svg:desc>
                </draw:g>
              </table:table-cell>
              <table:table-cell office:value-type="float" office:value="0.4">
                <text:p>0.4</text:p>
                <draw:g>
                  <svg:desc>Sheet1.B2:Sheet1.B5</svg:desc>
                </draw:g>
              </table:table-cell>
              <table:table-cell office:value-type="float" office:value="13.03">
                <text:p>13.03</text:p>
                <draw:g>
                  <svg:desc>Sheet1.E2:Sheet1.E5</svg:desc>
                </draw:g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